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514in" style:rel-column-width="1082*"/>
    </style:style>
    <style:style style:name="Table1.B" style:family="table-column">
      <style:table-column-properties style:column-width="0.8111in" style:rel-column-width="1168*"/>
    </style:style>
    <style:style style:name="Table1.C" style:family="table-column">
      <style:table-column-properties style:column-width="5.3625in" style:rel-column-width="7722*"/>
    </style:style>
    <style:style style:name="Table1.A1" style:family="table-cell">
      <style:table-cell-properties fo:padding="0in" fo:border="none" style:writing-mode="page"/>
    </style:style>
    <style:style style:name="P1" style:family="paragraph" style:parent-style-name="Heading_20_1">
      <style:text-properties officeooo:rsid="0001b16d" officeooo:paragraph-rsid="0001b16d"/>
    </style:style>
    <style:style style:name="P2" style:family="paragraph" style:parent-style-name="Heading_20_1">
      <style:text-properties officeooo:rsid="0004aae4" officeooo:paragraph-rsid="0004aae4"/>
    </style:style>
    <style:style style:name="P3" style:family="paragraph" style:parent-style-name="Heading_20_1">
      <style:text-properties officeooo:rsid="00069aed" officeooo:paragraph-rsid="00069aed"/>
    </style:style>
    <style:style style:name="P4" style:family="paragraph" style:parent-style-name="Heading_20_3">
      <style:text-properties officeooo:rsid="0004aae4" officeooo:paragraph-rsid="0004aae4"/>
    </style:style>
    <style:style style:name="P5" style:family="paragraph" style:parent-style-name="Preformatted_20_Text">
      <style:text-properties officeooo:paragraph-rsid="00069aed"/>
    </style:style>
    <style:style style:name="P6" style:family="paragraph" style:parent-style-name="Preformatted_20_Text">
      <style:text-properties officeooo:rsid="00069aed" officeooo:paragraph-rsid="00069aed"/>
    </style:style>
    <style:style style:name="P7" style:family="paragraph" style:parent-style-name="Preformatted_20_Text">
      <style:text-properties officeooo:paragraph-rsid="00083b14"/>
    </style:style>
    <style:style style:name="P8" style:family="paragraph" style:parent-style-name="Preformatted_20_Text">
      <style:text-properties officeooo:paragraph-rsid="000a2175"/>
    </style:style>
    <style:style style:name="P9" style:family="paragraph" style:parent-style-name="Preformatted_20_Text">
      <style:text-properties officeooo:rsid="000b8c60" officeooo:paragraph-rsid="000b8c60"/>
    </style:style>
    <style:style style:name="P10" style:family="paragraph" style:parent-style-name="Standard">
      <style:text-properties officeooo:rsid="00069aed" officeooo:paragraph-rsid="00083b14"/>
    </style:style>
    <style:style style:name="P11" style:family="paragraph" style:parent-style-name="Standard">
      <style:text-properties officeooo:paragraph-rsid="00083b14"/>
    </style:style>
    <style:style style:name="P12" style:family="paragraph" style:parent-style-name="Standard">
      <style:text-properties officeooo:rsid="00083b14" officeooo:paragraph-rsid="00083b14"/>
    </style:style>
    <style:style style:name="P13" style:family="paragraph" style:parent-style-name="Table_20_Contents">
      <style:paragraph-properties fo:text-align="center" style:justify-single-word="false"/>
      <style:text-properties officeooo:rsid="0001f8cb" officeooo:paragraph-rsid="0001f8cb"/>
    </style:style>
    <style:style style:name="P14" style:family="paragraph" style:parent-style-name="Table_20_Contents">
      <style:text-properties officeooo:rsid="0001f8cb" officeooo:paragraph-rsid="0001f8cb"/>
    </style:style>
    <style:style style:name="P15" style:family="paragraph" style:parent-style-name="Table_20_Contents">
      <style:paragraph-properties fo:text-align="center" style:justify-single-word="false"/>
      <style:text-properties fo:font-weight="bold" officeooo:rsid="0001f8cb" officeooo:paragraph-rsid="0001f8cb" style:font-weight-asian="bold" style:font-weight-complex="bold"/>
    </style:style>
    <style:style style:name="P16" style:family="paragraph" style:parent-style-name="Table_20_Contents">
      <style:text-properties officeooo:paragraph-rsid="0001f8cb"/>
    </style:style>
    <style:style style:name="P17" style:family="paragraph" style:parent-style-name="Table_20_Contents">
      <style:paragraph-properties fo:text-align="center" style:justify-single-word="false"/>
      <style:text-properties officeooo:rsid="00028eb4" officeooo:paragraph-rsid="00028eb4"/>
    </style:style>
    <style:style style:name="P18" style:family="paragraph" style:parent-style-name="Table_20_Contents">
      <style:text-properties officeooo:rsid="00028eb4" officeooo:paragraph-rsid="00028eb4"/>
    </style:style>
    <style:style style:name="P19" style:family="paragraph" style:parent-style-name="Table_20_Contents">
      <style:text-properties officeooo:rsid="0002fceb" officeooo:paragraph-rsid="0002fceb"/>
    </style:style>
    <style:style style:name="P20" style:family="paragraph" style:parent-style-name="Text_20_body">
      <style:text-properties officeooo:rsid="0001b16d" officeooo:paragraph-rsid="0001b16d"/>
    </style:style>
    <style:style style:name="P21" style:family="paragraph" style:parent-style-name="Text_20_body">
      <style:text-properties officeooo:rsid="0001f8cb" officeooo:paragraph-rsid="0001f8cb"/>
    </style:style>
    <style:style style:name="P22" style:family="paragraph" style:parent-style-name="Text_20_body" style:list-style-name="L1">
      <style:text-properties officeooo:rsid="0002fceb" officeooo:paragraph-rsid="00031558"/>
    </style:style>
    <style:style style:name="P23" style:family="paragraph" style:parent-style-name="Text_20_body">
      <style:text-properties officeooo:rsid="00031558" officeooo:paragraph-rsid="00031558"/>
    </style:style>
    <style:style style:name="P24" style:family="paragraph" style:parent-style-name="Text_20_body" style:list-style-name="L1">
      <style:text-properties officeooo:rsid="00031558" officeooo:paragraph-rsid="00031558"/>
    </style:style>
    <style:style style:name="P25" style:family="paragraph" style:parent-style-name="Text_20_body" style:list-style-name="L1">
      <style:text-properties officeooo:rsid="0004aae4" officeooo:paragraph-rsid="0004aae4"/>
    </style:style>
    <style:style style:name="P26" style:family="paragraph" style:parent-style-name="Text_20_body">
      <style:text-properties officeooo:rsid="0004aae4" officeooo:paragraph-rsid="0004aae4"/>
    </style:style>
    <style:style style:name="P27" style:family="paragraph" style:parent-style-name="Text_20_body">
      <style:text-properties fo:font-style="italic" officeooo:rsid="0004aae4" officeooo:paragraph-rsid="0004aae4" style:font-style-asian="italic" style:font-style-complex="italic"/>
    </style:style>
    <style:style style:name="P28" style:family="paragraph" style:parent-style-name="Text_20_body">
      <style:text-properties officeooo:rsid="00069aed" officeooo:paragraph-rsid="00069aed"/>
    </style:style>
    <style:style style:name="P29" style:family="paragraph" style:parent-style-name="Text_20_body">
      <style:text-properties officeooo:rsid="00069aed" officeooo:paragraph-rsid="00083b14"/>
    </style:style>
    <style:style style:name="P30" style:family="paragraph" style:parent-style-name="Text_20_body">
      <style:text-properties officeooo:rsid="00083b14" officeooo:paragraph-rsid="00083b14"/>
    </style:style>
    <style:style style:name="P31" style:family="paragraph" style:parent-style-name="Text_20_body">
      <style:text-properties officeooo:rsid="00094683" officeooo:paragraph-rsid="00094683"/>
    </style:style>
    <style:style style:name="P32" style:family="paragraph" style:parent-style-name="Text_20_body">
      <style:text-properties style:font-name="Liberation Mono" fo:font-size="10pt" style:font-size-asian="10pt" style:font-size-complex="10pt"/>
    </style:style>
    <style:style style:name="P33" style:family="paragraph" style:parent-style-name="Text_20_body">
      <style:text-properties style:font-name="Liberation Mono" fo:font-size="10pt" officeooo:rsid="00094683" officeooo:paragraph-rsid="00094683" style:font-size-asian="10pt" style:font-size-complex="10pt"/>
    </style:style>
    <style:style style:name="P34" style:family="paragraph" style:parent-style-name="Text_20_body">
      <style:text-properties style:font-name="Liberation Mono" fo:font-size="10pt" officeooo:paragraph-rsid="00094683" style:font-size-asian="10pt" style:font-size-complex="10pt"/>
    </style:style>
    <style:style style:name="P35" style:family="paragraph" style:parent-style-name="Title">
      <style:text-properties officeooo:rsid="0000048a" officeooo:paragraph-rsid="0000048a"/>
    </style:style>
    <style:style style:name="T1" style:family="text">
      <style:text-properties officeooo:rsid="0001f8cb"/>
    </style:style>
    <style:style style:name="T2" style:family="text">
      <style:text-properties officeooo:rsid="00031558"/>
    </style:style>
    <style:style style:name="T3" style:family="text">
      <style:text-properties officeooo:rsid="0004aae4"/>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b8c60"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083b14" style:font-style-asian="normal" style:font-style-complex="normal"/>
    </style:style>
    <style:style style:name="T11" style:family="text">
      <style:text-properties fo:font-style="normal" officeooo:rsid="000b8c60"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069aed"/>
    </style:style>
    <style:style style:name="T14" style:family="text">
      <style:text-properties style:font-name="Liberation Mono" fo:font-size="10pt" officeooo:rsid="00094683" style:font-size-asian="10pt" style:font-size-complex="10pt"/>
    </style:style>
    <style:style style:name="T15" style:family="text">
      <style:text-properties style:font-name="Liberation Mono" fo:font-size="10pt" fo:font-weight="bold" officeooo:rsid="00069aed" style:font-size-asian="10pt" style:font-weight-asian="bold" style:font-size-complex="10pt" style:font-weight-complex="bold"/>
    </style:style>
    <style:style style:name="T16" style:family="text">
      <style:text-properties officeooo:rsid="00083b14"/>
    </style:style>
    <style:style style:name="T17" style:family="text">
      <style:text-properties fo:color="#000000" style:font-name="Ubuntu Mono" fo:font-size="10.5pt" fo:font-style="normal" fo:font-weight="normal" officeooo:rsid="00083b14" style:font-size-asian="10.5pt" style:font-style-asian="normal" style:font-weight-asian="normal" style:font-style-complex="normal"/>
    </style:style>
    <style:style style:name="T18" style:family="text">
      <style:text-properties fo:color="#000000" style:font-name="Ubuntu Mono" fo:font-size="10.5pt" fo:font-style="normal" fo:font-weight="normal" officeooo:rsid="00083b14" style:font-size-asian="10.5pt" style:font-style-asian="normal" style:font-weight-asian="normal"/>
    </style:style>
    <style:style style:name="T19" style:family="text">
      <style:text-properties fo:color="#000000" style:font-name="Ubuntu Mono" fo:font-size="10.5pt" fo:font-style="normal" fo:font-weight="normal" officeooo:rsid="00069aed" style:font-size-asian="10.5pt" style:font-style-asian="normal" style:font-weight-asian="normal"/>
    </style:style>
    <style:style style:name="T20" style:family="text">
      <style:text-properties officeooo:rsid="00094683"/>
    </style:style>
    <style:style style:name="T21" style:family="text">
      <style:text-properties officeooo:rsid="0009e865"/>
    </style:style>
    <style:style style:name="T22" style:family="text">
      <style:text-properties officeooo:rsid="000a2175"/>
    </style:style>
    <style:style style:name="T23" style:family="text">
      <style:text-properties fo:color="#ffff00" style:font-name="Liberation Mono" fo:font-size="10pt" fo:font-weight="bold" officeooo:rsid="000a2175" style:font-name-asian="Noto Sans Mono CJK SC" style:font-size-asian="10pt" style:font-name-complex="Liberation Mono" style:font-size-complex="10pt"/>
    </style:style>
    <style:style style:name="T24" style:family="text">
      <style:text-properties officeooo:rsid="000b8c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QDL Mail</text:p>
      <text:h text:style-name="Heading_20_1" text:outline-level="1">Introduction</text:h>
      <text:p text:style-name="P20">This module allows you to send mail from inside QDL. You do need a valid email server (so this is not an SMTP server, for instance) and an account on that server. This supports templates as well, so you simply create a basic email with variables in it that are replaced, allowing customization. <text:span text:style-name="T24">You can load it using the standard jload call, </text:span><text:span text:style-name="T6">viz,</text:span></text:p>
      <text:p text:style-name="Preformatted_20_Text"><text:span text:style-name="T6"><text:s text:c="3"/></text:span><text:span text:style-name="T11">j</text:span><text:span text:style-name="T9">load('mail')</text:span></text:p>
      <text:p text:style-name="P9"><text:span text:style-name="T9">mail</text:span></text:p>
      <text:p text:style-name="P9"><text:span text:style-name="T9"><text:s text:c="3"/>send(message.)</text:span></text:p>
      <text:h text:style-name="P1" text:outline-level="1">The configuration</text:h>
      <text:p text:style-name="P21">In order to use QDL Mail, you need to set a configuration. This is a stem (well, what else?) and has the following elements</text:p>
      <table:table table:name="Table1" table:style-name="Table1">
        <table:table-column table:style-name="Table1.A"/>
        <table:table-column table:style-name="Table1.B"/>
        <table:table-column table:style-name="Table1.C"/>
        <table:table-row table:style-name="TableLine94694902379280">
          <table:table-cell table:style-name="Table1.A1" office:value-type="string">
            <text:p text:style-name="P15">Key</text:p>
          </table:table-cell>
          <table:table-cell table:style-name="Table1.A1" office:value-type="string">
            <text:p text:style-name="P15">Type</text:p>
          </table:table-cell>
          <table:table-cell table:style-name="Table1.A1" office:value-type="string">
            <text:p text:style-name="P15">Description</text:p>
          </table:table-cell>
        </table:table-row>
        <table:table-row table:style-name="TableLine94694902379280">
          <table:table-cell table:style-name="Table1.A1" office:value-type="string">
            <text:p text:style-name="P13">bcc</text:p>
          </table:table-cell>
          <table:table-cell table:style-name="Table1.A1" office:value-type="string">
            <text:p text:style-name="P13">stem</text:p>
          </table:table-cell>
          <table:table-cell table:style-name="Table1.A1" office:value-type="string">
            <text:p text:style-name="P16"><text:span text:style-name="T1">addresses for blind carbon copy</text:span></text:p>
          </table:table-cell>
        </table:table-row>
        <table:table-row table:style-name="TableLine94694902379280">
          <table:table-cell table:style-name="Table1.A1" office:value-type="string">
            <text:p text:style-name="P13">cc</text:p>
          </table:table-cell>
          <table:table-cell table:style-name="Table1.A1" office:value-type="string">
            <text:p text:style-name="P13">stem</text:p>
          </table:table-cell>
          <table:table-cell table:style-name="Table1.A1" office:value-type="string">
            <text:p text:style-name="P14">address for carbon copy</text:p>
          </table:table-cell>
        </table:table-row>
        <table:table-row table:style-name="TableLine94694902379280">
          <table:table-cell table:style-name="Table1.A1" office:value-type="string">
            <text:p text:style-name="P13">from</text:p>
          </table:table-cell>
          <table:table-cell table:style-name="Table1.A1" office:value-type="string">
            <text:p text:style-name="P13">string</text:p>
          </table:table-cell>
          <table:table-cell table:style-name="Table1.A1" office:value-type="string">
            <text:p text:style-name="P14">the address of the sender. </text:p>
          </table:table-cell>
        </table:table-row>
        <table:table-row table:style-name="TableLine94694902379280">
          <table:table-cell table:style-name="Table1.A1" office:value-type="string">
            <text:p text:style-name="P13">host</text:p>
          </table:table-cell>
          <table:table-cell table:style-name="Table1.A1" office:value-type="string">
            <text:p text:style-name="P13">string</text:p>
          </table:table-cell>
          <table:table-cell table:style-name="Table1.A1" office:value-type="string">
            <text:p text:style-name="P14">the address of the email server</text:p>
          </table:table-cell>
        </table:table-row>
        <table:table-row table:style-name="TableLine94694902379280">
          <table:table-cell table:style-name="Table1.A1" office:value-type="string">
            <text:p text:style-name="P13">password</text:p>
          </table:table-cell>
          <table:table-cell table:style-name="Table1.A1" office:value-type="string">
            <text:p text:style-name="P13">string</text:p>
          </table:table-cell>
          <table:table-cell table:style-name="Table1.A1" office:value-type="string">
            <text:p text:style-name="P14">the password for your mail server account</text:p>
          </table:table-cell>
        </table:table-row>
        <table:table-row table:style-name="TableLine94694902379280">
          <table:table-cell table:style-name="Table1.A1" office:value-type="string">
            <text:p text:style-name="P13">port</text:p>
          </table:table-cell>
          <table:table-cell table:style-name="Table1.A1" office:value-type="string">
            <text:p text:style-name="P13">int</text:p>
          </table:table-cell>
          <table:table-cell table:style-name="Table1.A1" office:value-type="string">
            <text:p text:style-name="P14">the port used by the mail server</text:p>
          </table:table-cell>
        </table:table-row>
        <table:table-row table:style-name="TableLine94694902379280">
          <table:table-cell table:style-name="Table1.A1" office:value-type="string">
            <text:p text:style-name="P13">start_tls</text:p>
          </table:table-cell>
          <table:table-cell table:style-name="Table1.A1" office:value-type="string">
            <text:p text:style-name="P13">boolean</text:p>
          </table:table-cell>
          <table:table-cell table:style-name="Table1.A1" office:value-type="string">
            <text:p text:style-name="P19">Use TLS (rather than SSL)</text:p>
          </table:table-cell>
        </table:table-row>
        <table:table-row table:style-name="TableLine94694902379280">
          <table:table-cell table:style-name="Table1.A1" office:value-type="string">
            <text:p text:style-name="P17">to</text:p>
          </table:table-cell>
          <table:table-cell table:style-name="Table1.A1" office:value-type="string">
            <text:p text:style-name="P17">stem</text:p>
          </table:table-cell>
          <table:table-cell table:style-name="Table1.A1" office:value-type="string">
            <text:p text:style-name="P18">address of recipients</text:p>
          </table:table-cell>
        </table:table-row>
        <table:table-row table:style-name="TableLine94694902379280">
          <table:table-cell table:style-name="Table1.A1" office:value-type="string">
            <text:p text:style-name="P13">use_ssl</text:p>
          </table:table-cell>
          <table:table-cell table:style-name="Table1.A1" office:value-type="string">
            <text:p text:style-name="P13">boolean</text:p>
          </table:table-cell>
          <table:table-cell table:style-name="Table1.A1" office:value-type="string">
            <text:p text:style-name="P19">Use SSL (rather than TLS)</text:p>
          </table:table-cell>
        </table:table-row>
      </table:table>
      <text:p text:style-name="P21"/>
      <text:p text:style-name="P23">Notes.</text:p>
      <text:list xml:id="list3376391294" text:style-name="L1">
        <text:list-item>
          <text:p text:style-name="P25">Again, you <text:span text:style-name="T7">must </text:span><text:span text:style-name="T12">have an valid account on some email server. QDL Mail lets you log in and send an email from your account. </text:span></text:p>
        </text:list-item>
        <text:list-item>
          <text:p text:style-name="P24">Messages are sent in the background, so it is possible that there may be failures. Consult the logs if there is a problem. <text:span text:style-name="T3">If we sent it in the foreground, the workspace might hang for quite some time. </text:span></text:p>
        </text:list-item>
        <text:list-item>
          <text:p text:style-name="P22"><text:span text:style-name="T4">to</text:span>, <text:span text:style-name="T4">cc</text:span> and <text:span text:style-name="T4">bcc</text:span> stems may be general stems. All the <text:span text:style-name="T2">string </text:span>elements will be used as addresses.</text:p>
        </text:list-item>
        <text:list-item>
          <text:p text:style-name="P24">If both <text:span text:style-name="T4">use_ssl</text:span> and <text:span text:style-name="T4">start_tls</text:span> are true, TLS will be used.</text:p>
        </text:list-item>
        <text:list-item>
          <text:p text:style-name="P25">If you do not supply a port, the default for the protocol will be used.</text:p>
        </text:list-item>
      </text:list>
      <text:p text:style-name="Heading">Example</text:p>
      <text:p text:style-name="Preformatted_20_Text">cfg. :={</text:p>
      <text:p text:style-name="P8"><text:s text:c="10"/>'to' : <text:span text:style-name="T22">[</text:span>'<text:span text:style-name="T23">bob</text:span>@<text:span text:style-name="T23">bigstate</text:span>.edu','<text:span text:style-name="T22">all-staff@bigstate.edu']</text:span></text:p>
      <text:p text:style-name="Preformatted_20_Text"><text:soft-page-break/><text:s text:c="8"/>'from' : '<text:span text:style-name="T23">support</text:span>@<text:span text:style-name="T23">bigstate.edu</text:span>',</text:p>
      <text:p text:style-name="Preformatted_20_Text"><text:s text:c="8"/>'port' : 587,</text:p>
      <text:p text:style-name="Preformatted_20_Text"><text:s text:c="6"/>'server' : 'smtp.<text:span text:style-name="T23">bigstate.edu</text:span>',</text:p>
      <text:p text:style-name="Preformatted_20_Text"><text:s text:c="3"/>'start_tls' : true,</text:p>
      <text:p text:style-name="Preformatted_20_Text"><text:s text:c="4"/>'password' : '<text:span text:style-name="T23">mairzy doats</text:span>'</text:p>
      <text:p text:style-name="Preformatted_20_Text">}; </text:p>
      <text:h text:style-name="P3" text:outline-level="1">Mail messages</text:h>
      <text:p text:style-name="P28">You may either send a string or a list of strings. Note that you really do have to use a list, since there is no canonical ordering of general keys and the lines of your message could well be in random order. In both cases, the very first line is pulled off and used as the subject. The next two messages would be treated as identical</text:p>
      <text:p text:style-name="P5">message. :<text:span text:style-name="T13">= <text:s/>['Test message subject',</text:span></text:p>
      <text:p text:style-name="P5"><text:span text:style-name="T13"><text:tab/><text:tab/> <text:s/>'This is a test message',</text:span></text:p>
      <text:p text:style-name="P5"><text:span text:style-name="T13"><text:tab/><text:tab/> <text:s/>'This is the second line'];</text:span></text:p>
      <text:p text:style-name="P5"/>
      <text:p text:style-name="P6">message := 'Test message subject\nThis is a test message\nThis is the second line';</text:p>
      <text:p text:style-name="Text_20_body"/>
      <text:p text:style-name="Text_20_body"><text:span text:style-name="T13">The message would have a subject of <text:s/></text:span><text:span text:style-name="T15">Test message subject </text:span><text:span text:style-name="T13">and the body would be</text:span></text:p>
      <text:p text:style-name="Text_20_body">This is a test message<text:line-break/>This is the second line</text:p>
      <text:h text:style-name="Heading_20_1" text:outline-level="1">Messages and templates</text:h>
      <text:p text:style-name="P29">A very common use pattern is to have a basic message that includes variables which will be replaced at runtime. We use <text:span text:style-name="T5">templates </text:span><text:span text:style-name="T9">in which the variables are enclosed in ${}. You supply a stem of variables names (as keys) and their values. <text:s/></text:span><text:span text:style-name="T10">Let’s say you have two files called subject.txt:</text:span></text:p>
      <text:p text:style-name="P11"><text:span text:style-name="T17">System monitor error notification for ${host}</text:span></text:p>
      <text:p text:style-name="P10"><text:span text:style-name="T10"/></text:p>
      <text:p text:style-name="P29"><text:span text:style-name="T10"><text:s/>and body.txt:</text:span></text:p>
      <text:p text:style-name="P11"><text:span text:style-name="T17">The ${system} encountered a problem attempting to contact the server at</text:span><text:span text:style-name="T13"><text:line-break/><text:line-break/></text:span><text:span text:style-name="T19">${</text:span><text:span text:style-name="T18">host</text:span><text:span text:style-name="T19">}</text:span><text:span text:style-name="T13"><text:line-break/><text:line-break/></text:span><text:span text:style-name="T19">The message from the error reads: ‘${message}’</text:span><text:span text:style-name="T13"><text:line-break/><text:line-break/></text:span><text:span text:style-name="T18">Please contact ${admin_address} for more information.</text:span></text:p>
      <text:p text:style-name="P10"><text:span text:style-name="T10"/></text:p>
      <text:p text:style-name="P12">In this case, you might have a template stem that looks like</text:p>
      <text:p text:style-name="P12"/>
      <text:p text:style-name="P7">template. :={<text:span text:style-name="T13">'</text:span>host<text:span text:style-name="T13">' : '</text:span><text:span text:style-name="T16">http://math.bigstate.edu/fts</text:span><text:span text:style-name="T13">',</text:span></text:p>
      <text:p text:style-name="P7"><text:s text:c="13"/><text:span text:style-name="T13">'</text:span><text:span text:style-name="T16">system</text:span><text:span text:style-name="T13">' : '</text:span><text:span text:style-name="T16">file transfer</text:span><text:span text:style-name="T13">',</text:span></text:p>
      <text:p text:style-name="P7"><text:s text:c="13"/><text:span text:style-name="T13">'</text:span><text:span text:style-name="T16">message</text:span><text:span text:style-name="T13">' : '</text:span><text:span text:style-name="T16">host unresolvable</text:span><text:span text:style-name="T13">',</text:span></text:p>
      <text:p text:style-name="P7"><text:s text:c="13"/><text:span text:style-name="T13">'</text:span><text:span text:style-name="T16">admin_address</text:span><text:span text:style-name="T13">' : '</text:span><text:span text:style-name="T20">support</text:span><text:span text:style-name="T16">@</text:span><text:span text:style-name="T20">math.</text:span><text:span text:style-name="T16">bigstate.edu</text:span><text:span text:style-name="T13">'</text:span><text:span text:style-name="T16">}</text:span></text:p>
      <text:p text:style-name="Text_20_body"/>
      <text:p text:style-name="P30">So to send the message, you can read the file as, say, stems:</text:p>
      <text:p text:style-name="P7"><text:soft-page-break/><text:s text:c="3"/><text:span text:style-name="T16">send(file_read(</text:span><text:span text:style-name="T13">'</text:span><text:span text:style-name="T16">subject.txt</text:span><text:span text:style-name="T13">',</text:span><text:span text:style-name="T16">1)~file_read(</text:span><text:span text:style-name="T13">'</text:span><text:span text:style-name="T16">body.txt</text:span><text:span text:style-name="T13">',</text:span><text:span text:style-name="T16">1), template.)</text:span></text:p>
      <text:p text:style-name="Text_20_body"/>
      <text:p text:style-name="P31">The resulting message would be</text:p>
      <text:p text:style-name="P33">System monitor error notification for <text:s/><text:span text:style-name="T16">http://math.bigstate.edu/fts</text:span></text:p>
      <text:p text:style-name="P33">The file transfer system encountered a problem attempting to contact the server at</text:p>
      <text:p text:style-name="P32">http://math.bigstate.edu/fts</text:p>
      <text:p text:style-name="P34"><text:span text:style-name="T20">The message from the error reads:’host unresolvable’</text:span></text:p>
      <text:p text:style-name="P33">Please contact <text:s/>support<text:span text:style-name="T16">@</text:span>math.<text:span text:style-name="T16">bigstate.edu </text:span>for more information</text:p>
      <text:p text:style-name="P33"/>
      <text:p text:style-name="P31"/>
      <text:h text:style-name="P2" text:outline-level="1">Function reference</text:h>
      <text:h text:style-name="P4" text:outline-level="3">cfg</text:h>
      <text:p text:style-name="Heading">Description</text:p>
      <text:p text:style-name="P26">This call allows you to query the configuration or set it.</text:p>
      <text:p text:style-name="Heading">Usage</text:p>
      <text:p text:style-name="P26">cfg()</text:p>
      <text:p text:style-name="P26">cfg(configuration.)</text:p>
      <text:p text:style-name="Heading">Arguments</text:p>
      <text:p text:style-name="P27">none <text:span text:style-name="T9">- returns the current configuration.</text:span></text:p>
      <text:p text:style-name="P27">configuration. <text:span text:style-name="T9">- the new configuration.</text:span></text:p>
      <text:p text:style-name="Heading">Output</text:p>
      <text:p text:style-name="P26">If niladic, the current configuration. If monadic, it returns the previous configuration.</text:p>
      <text:p text:style-name="Heading">Examples</text:p>
      <text:p text:style-name="P26">Se the section above for the actual structure of this stem.</text:p>
      <text:h text:style-name="Heading_20_3" text:outline-level="3">send</text:h>
      <text:p text:style-name="Heading">Description</text:p>
      <text:p text:style-name="P31">Send an email message from an account. </text:p>
      <text:p text:style-name="Heading"><text:soft-page-break/>Usage</text:p>
      <text:p text:style-name="Text_20_body"><text:span text:style-name="T14">send(message | message.) </text:span><text:s/>- <text:span text:style-name="T21">send a message.</text:span></text:p>
      <text:p text:style-name="Text_20_body"><text:span text:style-name="T14">send(message | message., template.)</text:span> - <text:span text:style-name="T21">send a message using the template. for substitution.</text:span></text:p>
      <text:p text:style-name="Heading">Arguments</text:p>
      <text:p text:style-name="P31">message is a string. message. is a list of strings. The first line of either is used as the subject.</text:p>
      <text:p text:style-name="Heading">Output</text:p>
      <text:p text:style-name="P31">This returns <text:span text:style-name="T4">true </text:span><text:span text:style-name="T8">stating that the background thread was started.</text:span></text:p>
      <text:p text:style-name="Heading">Examples</text:p>
      <text:p text:style-name="P31">Se<text:span text:style-name="T24">e</text:span> above.</text:p>
      <text:list xml:id="list170757913430995" text:continue-numbering="true" text:style-name="L1">
        <text:list-header>
          <text:p text:style-name="P24"/>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3T15:16:58.717850511</meta:creation-date>
    <dc:date>2023-11-03T17:07:56.545982823</dc:date>
    <meta:editing-duration>PT1H30M31S</meta:editing-duration>
    <meta:editing-cycles>11</meta:editing-cycles>
    <meta:generator>LibreOffice/6.4.7.2$Linux_X86_64 LibreOffice_project/40$Build-2</meta:generator>
    <meta:document-statistic meta:table-count="1" meta:image-count="0" meta:object-count="0" meta:page-count="4" meta:paragraph-count="106" meta:word-count="707" meta:character-count="4367" meta:non-whitespace-character-count="3661"/>
  </office:meta>
</office:document-meta>
</file>